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4pt" fo:font-weight="bold" officeooo:rsid="001daf15" officeooo:paragraph-rsid="001daf15"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Liberation Sans" fo:font-size="24pt" fo:font-weight="normal" officeooo:rsid="001daf15" officeooo:paragraph-rsid="001daf15" style:font-size-asian="24pt" style:font-weight-asian="normal" style:font-size-complex="24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1daf15" officeooo:paragraph-rsid="001d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style="italic" fo:font-weight="normal" officeooo:rsid="001daf15" officeooo:paragraph-rsid="001daf15"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Liberation Sans" fo:font-size="12pt" fo:font-style="italic" fo:font-weight="bold" officeooo:rsid="001daf15" officeooo:paragraph-rsid="001daf15"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Liberation Sans" fo:font-size="12pt" fo:font-style="italic" fo:font-weight="bold" officeooo:rsid="001fd213" officeooo:paragraph-rsid="001fd213"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ans" fo:font-size="12pt" fo:font-style="italic" fo:font-weight="bold" officeooo:rsid="0023c56b" officeooo:paragraph-rsid="0023c56b"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ans" fo:font-size="12pt" fo:font-style="normal" fo:font-weight="normal" officeooo:rsid="001fd213" officeooo:paragraph-rsid="001fd21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ans" fo:font-size="12pt" fo:font-style="normal" fo:font-weight="normal" officeooo:rsid="0020c828" officeooo:paragraph-rsid="0021bf3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ans" fo:font-size="12pt" fo:font-style="normal" fo:font-weight="normal" officeooo:rsid="0023c56b" officeooo:paragraph-rsid="0023c56b"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e67a5"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e67a5"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fd213" style:font-size-asian="10.5pt" style:font-style-asian="normal" style:font-weight-asian="normal" style:font-size-complex="12pt" style:font-style-complex="normal" style:font-weight-complex="normal"/>
    </style:style>
    <style:style style:name="P16" style:family="paragraph" style:parent-style-name="Footer">
      <style:text-properties fo:color="#0066b3" style:font-name="Arial" fo:font-size="10pt" style:text-underline-style="solid" style:text-underline-width="auto" style:text-underline-color="font-color" style:font-size-asian="10pt" style:font-size-complex="10pt"/>
    </style:style>
    <style:style style:name="T1" style:family="text">
      <style:text-properties fo:font-style="italic" style:font-style-asian="italic" style:font-style-complex="italic"/>
    </style:style>
    <style:style style:name="T2" style:family="text">
      <style:text-properties officeooo:rsid="001e67a5"/>
    </style:style>
    <style:style style:name="T3" style:family="text">
      <style:text-properties officeooo:rsid="001fd213"/>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60453"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officeooo:rsid="0021bf39"/>
    </style:style>
    <style:style style:name="T8" style:family="text">
      <style:text-properties officeooo:rsid="00233b6a"/>
    </style:style>
    <style:style style:name="T9" style:family="text">
      <style:text-properties officeooo:rsid="0023c56b"/>
    </style:style>
    <style:style style:name="T10" style:family="text">
      <style:text-properties fo:font-weight="normal" style:font-weight-asian="normal" style:font-weight-complex="normal"/>
    </style:style>
    <style:style style:name="T11" style:family="text">
      <style:text-properties officeooo:rsid="00246c25"/>
    </style:style>
    <style:style style:name="T12" style:family="text">
      <style:text-properties officeooo:rsid="002506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MS@40 Hackathon Briefing</text:p>
      <text:p text:style-name="P2"/>
      <text:p text:style-name="P3">One main aim of TMS@40 is to write a paper. The provisional title of this paper is:</text:p>
      <text:p text:style-name="P3"/>
      <text:p text:style-name="P4">“The experimental psychology of transcranial magnetic stimulation: A consensus paper”</text:p>
      <text:p text:style-name="P4"/>
      <text:p text:style-name="P5"/>
      <text:p text:style-name="P5">Why do we need a <text:span text:style-name="T11">consensus </text:span>paper on the experimental psychology of TMS?</text:p>
      <text:p text:style-name="P8"/>
      <text:list xml:id="list833364767" text:style-name="L1">
        <text:list-item>
          <text:p text:style-name="P12">There are many existing consensus <text:span text:style-name="T2">&amp;</text:span> guidance papers on TMS. Most are from scientists with neurology, neurophysiology <text:span text:style-name="T2">&amp;</text:span> medical backgrounds</text:p>
          <text:p text:style-name="P12"/>
        </text:list-item>
        <text:list-item>
          <text:p text:style-name="P13">The main journals that specialise in TMS – <text:span text:style-name="T1">Clinical Neurophysiology</text:span> <text:span text:style-name="T2">&amp;</text:span> <text:span text:style-name="T1">Brain Stimulation</text:span> – again, tend <text:span text:style-name="T2">to be edited by &amp; </text:span>publish work from medical researchers</text:p>
          <text:p text:style-name="P13"/>
        </text:list-item>
        <text:list-item>
          <text:p text:style-name="P14">By contrast, <text:span text:style-name="T3">experimental psychology</text:span> has had relatively little input or influence on how TMS studies are conducted <text:span text:style-name="T9">(but see e.g., Bergmann &amp; Hartwigsen, 2021)</text:span></text:p>
          <text:p text:style-name="P14"/>
        </text:list-item>
        <text:list-item>
          <text:p text:style-name="P15">Since TMS is mostly done on awake, behaving participants<text:span text:style-name="T12">(!)</text:span> <text:span text:style-name="T3">experimental psychology</text:span> has much to offer</text:p>
        </text:list-item>
      </text:list>
      <text:p text:style-name="P8"/>
      <text:p text:style-name="P8"/>
      <text:p text:style-name="P6">What is experimental psychology?</text:p>
      <text:p text:style-name="P9"/>
      <text:p text:style-name="P10">Experimental, laboratory-based methods have long been used to understand the relationships between stimuli, psychological processes, and responses. Arguably, this began with Weber &amp; Fechner’s <text:span text:style-name="T7">p</text:span>sychophysics in the mid-1800s. Experimental psychology has developed <text:span text:style-name="T7">methods </text:span>to study sensation, perception, attention, memory, decision-making, response conflict, and more. <text:span text:style-name="T7">It has been an extremely successful paradigm.</text:span></text:p>
      <text:p text:style-name="P10"/>
      <text:p text:style-name="P10">TM<text:span text:style-name="T6">S</text:span> is a stimulus like any other, so it <text:span text:style-name="T8">makes sense that the methodological rigour of experimental psychology can be brought to bear on understanding how TMS affects the brain &amp; behaviour. Stimulus timing, intensity &amp; location may significantly affect responses.</text:span></text:p>
      <text:p text:style-name="P10"/>
      <text:p text:style-name="P10"/>
      <text:p text:style-name="P7">How can experimental psychology inform TMS research?</text:p>
      <text:p text:style-name="P7"/>
      <text:p text:style-name="P11">Well, that is what you need to decide, and write about! You should use any and all of your training so far, whether it is in psychology, physiology, neuroscience, biology, statistics or other allied disciplines. Below are some general examples of what you might discuss. You will be given a more specific briefing for each of the four hackathon topics.</text:p>
      <text:p text:style-name="P11"/>
      <text:p text:style-name="P7"><text:span text:style-name="T10">Experimental design: </text:span><text:span text:style-name="T4">How should TMS experiments be designed to minimise bias, remove confounds, ensure counterbalancing </text:span><text:span text:style-name="T5">&amp;</text:span><text:span text:style-name="T4"> randomisation, prevent order- &amp; learning-effects?</text:span></text:p>
      <text:p text:style-name="P11"/>
      <text:p text:style-name="P11"><text:span text:style-name="T1">Analysis:</text:span> How should data from TMS experiments be analysed to minimise bias &amp; confounds, ensure all relevant variance is modelled, &amp; account for individual differences?</text:p>
      <text:p text:style-name="P11"/>
      <text:p text:style-name="P11"><text:span text:style-name="T1">Reproducibility</text:span>: After ~175 years of experimental psychology, what methods work &amp; what don’t? What lessons can be applied to the more recent history of TMS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b3" style:font-name="Arial"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https://github.com/TMSMultiLab/TMSMultiLab/blob/main/Meetings/2025_04_23_TMS%4040_Briefing.pdf</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1T06:55:48.767004715</meta:creation-date>
    <dc:date>2025-04-21T07:30:33.028262016</dc:date>
    <meta:editing-duration>PT33M31S</meta:editing-duration>
    <meta:editing-cycles>11</meta:editing-cycles>
    <meta:generator>LibreOffice/6.0.7.3$Linux_X86_64 LibreOffice_project/00m0$Build-3</meta:generator>
    <meta:document-statistic meta:table-count="0" meta:image-count="0" meta:object-count="0" meta:page-count="1" meta:paragraph-count="20" meta:word-count="369" meta:character-count="2533" meta:non-whitespace-character-count="2186"/>
  </office:meta>
</office:document-meta>
</file>